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chier : texte.odt dans /temp/text01</text:p>
      <text:p text:style-name="Standard"/>
      <text:p text:style-name="Standard">1 ligne 1 </text:p>
      <text:p text:style-name="Standard">2 ligne 2</text:p>
      <text:p text:style-name="Standard">3 ligne 3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rebuchet MS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rebuchet MS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rebuchet MS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 Doriath</meta:initial-creator>
    <meta:creation-date>2024-03-04T10:09:56.37</meta:creation-date>
    <dc:date>2024-03-04T10:21:35.81</dc:date>
    <dc:creator>Christian Doriath</dc:creator>
    <meta:editing-duration>PT1M51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1" meta:paragraph-count="4" meta:word-count="14" meta:character-count="65"/>
  </office:meta>
</office:document-meta>
</file>